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6T18:36:09.845975109</dc:date>
    <meta:editing-duration>P108DT42M2S</meta:editing-duration>
    <meta:editing-cycles>1874</meta:editing-cycles>
    <meta:generator>LibreOffice/7.3.7.2$Linux_X86_64 LibreOffice_project/30$Build-2</meta:generator>
    <dc:creator>James Petts</dc:creator>
    <meta:document-statistic meta:table-count="3" meta:cell-count="5996" meta:object-count="0"/>
  </office:meta>
</office:document-meta>
</file>